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f7a" officeooo:paragraph-rsid="00010f7a"/>
    </style:style>
    <style:style style:name="P2" style:family="paragraph" style:parent-style-name="Standard">
      <style:text-properties officeooo:rsid="0021f79e" officeooo:paragraph-rsid="00021493" fo:background-color="transparent"/>
    </style:style>
    <style:style style:name="P3" style:family="paragraph" style:parent-style-name="Standard">
      <style:text-properties officeooo:rsid="001dd9af" officeooo:paragraph-rsid="00010f7a" fo:background-color="#ff0000"/>
    </style:style>
    <style:style style:name="P4" style:family="paragraph" style:parent-style-name="Standard" style:list-style-name="L1">
      <style:text-properties officeooo:rsid="00010f7a" officeooo:paragraph-rsid="00010f7a" fo:background-color="#ff0000"/>
    </style:style>
    <style:style style:name="P5" style:family="paragraph" style:parent-style-name="Standard" style:list-style-name="L1">
      <style:text-properties officeooo:rsid="00021493" officeooo:paragraph-rsid="00010f7a" fo:background-color="#ff0000"/>
    </style:style>
    <style:style style:name="P6" style:family="paragraph" style:parent-style-name="Standard" style:list-style-name="L1">
      <style:text-properties officeooo:rsid="00021493" officeooo:paragraph-rsid="00021493" fo:background-color="#ff0000"/>
    </style:style>
    <style:style style:name="P7" style:family="paragraph" style:parent-style-name="Standard" style:list-style-name="L1">
      <style:text-properties officeooo:rsid="001dd9af" officeooo:paragraph-rsid="00010f7a" fo:background-color="#ff0000"/>
    </style:style>
    <style:style style:name="P8" style:family="paragraph" style:parent-style-name="Standard" style:list-style-name="L1">
      <style:text-properties officeooo:rsid="001dd9af" officeooo:paragraph-rsid="00021493" fo:background-color="#ff0000"/>
    </style:style>
    <style:style style:name="P9" style:family="paragraph" style:parent-style-name="Standard" style:list-style-name="L1">
      <style:text-properties officeooo:rsid="0021f79e" officeooo:paragraph-rsid="00021493" fo:background-color="#ff0000"/>
    </style:style>
    <style:style style:name="P10" style:family="paragraph" style:parent-style-name="Standard" style:list-style-name="L1">
      <style:text-properties officeooo:rsid="00021493" officeooo:paragraph-rsid="00021493" fo:background-color="transparent"/>
    </style:style>
    <style:style style:name="P11" style:family="paragraph" style:parent-style-name="Standard" style:list-style-name="L1">
      <style:text-properties fo:color="#000000" officeooo:rsid="00021493" officeooo:paragraph-rsid="00021493" fo:background-color="#ff0000"/>
    </style:style>
    <style:style style:name="T1" style:family="text">
      <style:text-properties officeooo:rsid="00010f7a"/>
    </style:style>
    <style:style style:name="T2" style:family="text">
      <style:text-properties officeooo:rsid="00021493"/>
    </style:style>
    <style:style style:name="T3" style:family="text">
      <style:text-properties officeooo:rsid="0003e3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UML Diagrams</text:p>
      <text:p text:style-name="P1"/>
      <text:list xml:id="list2627327916125255371" text:style-name="L1">
        <text:list-item>
          <text:p text:style-name="P4">Login ecc. Server – Dat<text:span text:style-name="T2">i</text:span></text:p>
          <text:p text:style-name="P5"/>
        </text:list-item>
        <text:list-item>
          <text:p text:style-name="P7">Termina Permanenza <text:s/>– Proprietario <text:span text:style-name="T1">ecc. Visita – Dati - Server</text:span></text:p>
        </text:list-item>
        <text:list-item>
          <text:p text:style-name="P7">Termina Permanenza <text:s/>– Portinaio <text:span text:style-name="T1">ecc. Visita – Dati - Server</text:span></text:p>
        </text:list-item>
        <text:list-item>
          <text:p text:style-name="P7">Termina Visita – Proprietario <text:span text:style-name="T1">ecc. Dati - Server</text:span></text:p>
        </text:list-item>
        <text:list-item>
          <text:p text:style-name="P7">Termina Visita – Portinaio <text:span text:style-name="T1">ecc. Dati – Server</text:span></text:p>
        </text:list-item>
      </text:list>
      <text:p text:style-name="P3"/>
      <text:list xml:id="list173630436168371" text:continue-numbering="true" text:style-name="L1">
        <text:list-item>
          <text:p text:style-name="P9"><text:span text:style-name="T2">Inserisci Anagrafica</text:span> <text:span text:style-name="T1">ecc. Server</text:span></text:p>
        </text:list-item>
        <text:list-item>
          <text:p text:style-name="P9"><text:span text:style-name="T2">Carica Anagrafica</text:span> <text:span text:style-name="T1">ecc. Server</text:span></text:p>
        </text:list-item>
        <text:list-item>
          <text:p text:style-name="P9"><text:span text:style-name="T2">Modifica Anagrafica</text:span> <text:span text:style-name="T1">ecc. Server</text:span></text:p>
        </text:list-item>
      </text:list>
      <text:p text:style-name="P2"/>
      <text:list xml:id="list173631167257502" text:continue-numbering="true" text:style-name="L1">
        <text:list-item>
          <text:p text:style-name="P8"><text:span text:style-name="T3">Aggiungi</text:span> Permanenza <text:s/>– Proprietario <text:span text:style-name="T1">ecc. Server</text:span></text:p>
        </text:list-item>
        <text:list-item>
          <text:p text:style-name="P8"><text:span text:style-name="T3">Aggiungi</text:span> Permanenza <text:s/>– P<text:span text:style-name="T2">ortinaio</text:span> <text:span text:style-name="T1">ecc. Server</text:span></text:p>
        </text:list-item>
        <text:list-item>
          <text:p text:style-name="P8"><text:span text:style-name="T3">Aggiungi</text:span> <text:span text:style-name="T2">Visita</text:span> <text:s/>– Proprietario <text:span text:style-name="T1">ecc. Server</text:span></text:p>
        </text:list-item>
        <text:list-item>
          <text:p text:style-name="P8"><text:span text:style-name="T3">Aggiungi</text:span> <text:span text:style-name="T2">Visita</text:span> <text:s/>– P<text:span text:style-name="T2">ortinaio</text:span> <text:span text:style-name="T1">ecc. Server</text:span></text:p>
          <text:p text:style-name="P8"/>
        </text:list-item>
        <text:list-item>
          <text:p text:style-name="P6">Inserisci Struttura ecc. Server</text:p>
        </text:list-item>
        <text:list-item>
          <text:p text:style-name="P6">Modifica struttura ecc. Server</text:p>
        </text:list-item>
        <text:list-item>
          <text:p text:style-name="P6">Rimuovi struttura ecc. Server – Stanze</text:p>
          <text:p text:style-name="P10"/>
        </text:list-item>
        <text:list-item>
          <text:p text:style-name="P6">Aggiungi portinaio ecc. Server</text:p>
        </text:list-item>
        <text:list-item>
          <text:p text:style-name="P6">Rimuovi portinaio ecc. Server</text:p>
          <text:p text:style-name="P10"/>
        </text:list-item>
        <text:list-item>
          <text:p text:style-name="P11">Aggiungi stanza ecc. Server</text:p>
        </text:list-item>
        <text:list-item>
          <text:p text:style-name="P6">Modifica stanza ecc. Server</text:p>
        </text:list-item>
        <text:list-item>
          <text:p text:style-name="P6">Rimuovi stanza ecc. Server – Occupata</text:p>
          <text:p text:style-name="P10"/>
        </text:list-item>
        <text:list-item>
          <text:p text:style-name="P6">Cambio password</text:p>
        </text:list-item>
        <text:list-item>
          <text:p text:style-name="P6">Registro movimento</text:p>
        </text:list-item>
        <text:list-item>
          <text:p text:style-name="P6">Visualizza profil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domenico </meta:initial-creator>
    <meta:creation-date>2016-03-15T12:19:01.273422825</meta:creation-date>
    <dc:date>2016-03-21T17:36:29.542785558</dc:date>
    <dc:creator>Giandomenico </dc:creator>
    <meta:editing-duration>PT41M1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32" meta:character-count="885" meta:non-whitespace-character-count="780"/>
  </office:meta>
</office:document-meta>
</file>